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c8a6" officeooo:paragraph-rsid="0014c8a6" style:font-weight-asian="bold" style:font-weight-complex="bold"/>
    </style:style>
    <style:style style:name="P2" style:family="paragraph" style:parent-style-name="Standard">
      <style:text-properties fo:font-weight="normal" officeooo:rsid="0014c8a6" officeooo:paragraph-rsid="0014c8a6" style:font-weight-asian="normal" style:font-weight-complex="normal"/>
    </style:style>
    <style:style style:name="P3" style:family="paragraph" style:parent-style-name="Standard">
      <style:text-properties fo:font-weight="normal" officeooo:rsid="00174371" officeooo:paragraph-rsid="00174371" style:font-weight-asian="normal" style:font-weight-complex="normal"/>
    </style:style>
    <style:style style:name="P4" style:family="paragraph" style:parent-style-name="Standard">
      <style:text-properties fo:font-weight="normal" officeooo:rsid="001a4162" officeooo:paragraph-rsid="001a4162" style:font-weight-asian="normal" style:font-weight-complex="normal"/>
    </style:style>
    <style:style style:name="P5" style:family="paragraph" style:parent-style-name="Standard">
      <style:text-properties fo:font-weight="normal" officeooo:rsid="001c9997" officeooo:paragraph-rsid="001c9997" style:font-weight-asian="normal" style:font-weight-complex="normal"/>
    </style:style>
    <style:style style:name="T1" style:family="text">
      <style:text-properties officeooo:rsid="0015ea70"/>
    </style:style>
    <style:style style:name="T2" style:family="text">
      <style:text-properties officeooo:rsid="0019262f"/>
    </style:style>
    <style:style style:name="T3" style:family="text">
      <style:text-properties officeooo:rsid="001c1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13 Delphi – 1995</text:p>
      <text:p text:style-name="P2">Após o sucesso do lançamento do Turbo Pascal, a Borland criou um ambiente desenvolvimento completo denominado Delphi. </text:p>
      <text:p text:style-name="P2"/>
      <text:p text:style-name="P2">A Borland tinha uma tradição de dar codinomes espirituosos aos seus projetos, por exemplo: o Quattro Pro estava sendo desenvolvido para competir com o Lotus 1, 2 e 3 e possuia o codinome de “Budda”. Quando as pessoas perguntavam: “pq Budda?”, eles explicavam pq o Budda ia assumir a posição de Lótus. No caso do Delphi, <text:span text:style-name="T1">o objetivo era produzir um ambiente para Objective Pascal com </text:span>forte integração com banco de dados – e na época “banco de dados” era sinônimo de Oracle. <text:span text:style-name="T1">Então a equipe se deixou levar pela mitologia grega e pensou: “quando você quer falar com um Oráculo (Oracle), a quem você recorre?”. Ora, “ao Oráculo de Delphi”, é claro! Então Delphi é a localidade de um dos mais famosos oráculos do mundo.</text:span></text:p>
      <text:p text:style-name="P2"/>
      <text:p text:style-name="P3">Mas a empresa não queria esse nome pois poderia ser considerado retrógrado, uma vez que o Oráculo de Delphi costumava dar respostas vagas e indecifráveis. <text:span text:style-name="T2">O produto iria se chamar Borland AppBuilder, mas alguns meses antes de o produto ser lançado a Novell lançou o “Visual AppBuilder”. Na falta de um nome melhor, usaram o codinome.</text:span></text:p>
      <text:p text:style-name="P3"/>
      <text:p text:style-name="P4">Delphi foi lançado para Windows 3.1 e o sistema era considerado uma plataforma RAD (Rapid Application Development). Delphi rapidamente se tornou um fenômeno de popularidade e abarcou aplicações comerciais e industriais do mundo todo. <text:span text:style-name="T3">Entretanto, a Borland demorou para dar suporte para desenvolvimento de aplicações Web e Java já havia nascido com essa característica, de forma que acabou perdendo a preferência dos programadores com o passar do tempo.</text:span></text:p>
      <text:p text:style-name="P4"/>
      <text:p text:style-name="P5">Em 2006 a área de desenvolvimento de ferramentas da Borland foi transformada em uma subsidiária chamada de CodeGear, que foi vendida em 2008 para a Embarcadero. Desde então o Embarcadero Delphi vem retomando parte do mercado perdido, mas com o crescimento de outras linguagens mais dinãmicas e rápido desenvolvimento e as aplicações Web, o Delphi dificilmente vai voltar a rein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3:50:53.248882011</meta:creation-date>
    <dc:date>2016-05-12T14:06:33.672504053</dc:date>
    <meta:editing-duration>PT15M36S</meta:editing-duration>
    <meta:editing-cycles>7</meta:editing-cycles>
    <meta:generator>LibreOffice/5.0.3.2$Linux_X86_64 LibreOffice_project/e5f16313668ac592c1bfb310f4390624e3dbfb75</meta:generator>
    <meta:document-statistic meta:table-count="0" meta:image-count="0" meta:object-count="0" meta:page-count="1" meta:paragraph-count="6" meta:word-count="329" meta:character-count="2015" meta:non-whitespace-character-count="1689"/>
  </office:meta>
</office:document-meta>
</file>